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22cm" fo:min-width="9.37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32cm" fo:min-width="4.597cm" fo:wrap-option="wrap"/>
      <style:paragraph-properties style:writing-mode="lr-tb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 style:list-style-name="L2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vertical-align="top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hyphenate="false" loext:hyphenation-no-caps="false" loext:hyphenation-no-last-word="false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style:paragraph-properties fo:text-align="center"/>
      <style:text-properties fo:hyphenate="false" loext:hyphenation-no-caps="false" loext:hyphenation-no-last-word="false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1">
        <style:list-level-properties/>
        <style:text-properties style:use-window-font-color="true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873cm" svg:height="2.172cm" svg:x="9.596cm" svg:y="1.777cm">
          <text:p text:style-name="P1">AS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597cm" svg:height="2.032cm" svg:x="0.502cm" svg:y="2.57cm">
          <text:p text:style-name="P1">1. Project Planning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8.266cm" svg:height="1.994cm" svg:x="3.927cm" svg:y="3.374cm">
          <text:p text:style-name="P1">2. Concept Generation</text:p>
        </draw:rect>
        <draw:rect draw:style-name="gr3" draw:text-style-name="P1" draw:layer="layout" svg:width="7.631cm" svg:height="2.07cm" svg:x="10.928cm" svg:y="5.368cm">
          <text:p text:style-name="P1">3. Preliminary Design</text:p>
        </draw:rect>
        <draw:rect draw:style-name="gr3" draw:text-style-name="P1" draw:layer="layout" svg:width="4.985cm" svg:height="1.979cm" svg:x="19.633cm" svg:y="4.807cm">
          <text:p text:style-name="P1">4. Final Design</text:p>
        </draw:rect>
        <draw:rect draw:style-name="gr3" draw:text-style-name="P1" draw:layer="layout" svg:width="5.751cm" svg:height="1.649cm" svg:x="24.246cm" svg:y="5.137cm">
          <text:p text:style-name="P1">5. Presentation</text:p>
        </draw:rect>
        <draw:connector draw:style-name="gr4" draw:text-style-name="P2" draw:layer="layout" svg:x1="9.596cm" svg:y1="2.863cm" svg:x2="2.8cm" svg:y2="2.57cm" draw:start-shape="id1" draw:start-glue-point="3" draw:end-shape="id2" draw:end-glue-point="0" svg:d="M9596 2863h-2249v-794h-4547v501" svg:viewBox="0 0 6797 795">
          <text:p/>
        </draw:connector>
        <draw:rect draw:style-name="gr5" draw:text-style-name="P5" xml:id="id3" draw:id="id3" draw:layer="layout" svg:width="5.854cm" svg:height="8.804cm" svg:x="1cm" svg:y="8.415cm">
          <text:list text:style-name="L2">
            <text:list-header>
              <text:p text:style-name="P3">1.1. Code Of Conduct</text:p>
              <text:p text:style-name="P3">1.2. Stakeholder Requirements</text:p>
            </text:list-header>
          </text:list>
          <text:p text:style-name="P3"><text:s/>1.3. Product Design Specifications</text:p>
          <text:p text:style-name="P4"><text:span text:style-name="T1"><text:s/></text:span><text:span text:style-name="T1">1.4. </text:span>Work Breakdown Structure</text:p>
          <text:p text:style-name="P4"><text:s/>1.5. Gantt Chart</text:p>
        </draw:rect>
        <draw:rect draw:style-name="gr3" draw:text-style-name="P1" draw:layer="layout" svg:width="4.265cm" svg:height="8.924cm" svg:x="7.582cm" svg:y="8.568cm">
          <text:p text:style-name="P6">2.1. Research</text:p>
          <text:p text:style-name="P6">2.2.Generation</text:p>
          <text:p text:style-name="P6">2.3. Simple CAD Models</text:p>
          <text:p text:style-name="P6">2.4. Selection And Refinement</text:p>
        </draw:rect>
        <draw:rect draw:style-name="gr3" draw:text-style-name="P6" draw:layer="layout" svg:width="5.726cm" svg:height="10.346cm" svg:x="11.98cm" svg:y="8.202cm">
          <text:p text:style-name="P6">3.1. Calculations</text:p>
          <text:p text:style-name="P6">3.2. Part/Material Selection</text:p>
          <text:p text:style-name="P6">3.3. Drive System Selection</text:p>
          <text:p text:style-name="P6">3.4. CAD Prototypes</text:p>
        </draw:rect>
        <draw:rect draw:style-name="gr6" draw:text-style-name="P1" draw:layer="layout" svg:width="5.686cm" svg:height="10.483cm" svg:x="16.484cm" svg:y="9.517cm">
          <text:p text:style-name="P6"><text:s/>4.1. Design Choices Documentation</text:p>
          <text:p text:style-name="P6"><text:s/>4.2. CAD Models And Drawings</text:p>
          <text:p text:style-name="P6"><text:s/>4.3. Calculation Documentation</text:p>
        </draw:rect>
        <draw:rect draw:style-name="gr3" draw:text-style-name="P1" draw:layer="layout" svg:width="6.2cm" svg:height="11.768cm" svg:x="22.707cm" svg:y="8.885cm">
          <text:p text:style-name="P6">5.1. Final Design Document</text:p>
          <text:p text:style-name="P6">5.2. Presentation Slides</text:p>
          <text:p text:style-name="P6">5.3. Presentation Oral</text:p>
        </draw:rect>
        <draw:connector draw:style-name="gr7" draw:text-style-name="P2" draw:layer="layout" svg:x1="2.8cm" svg:y1="4.602cm" svg:x2="3.927cm" svg:y2="8.415cm" draw:start-shape="id2" draw:start-glue-point="2" draw:end-shape="id3" draw:end-glue-point="0" svg:d="M2800 4602v1907h1127v1906" svg:viewBox="0 0 1128 38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draw:auto-grow-height="false" draw:auto-grow-width="false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5:34:55.912666799</meta:creation-date>
    <dc:date>2026-02-24T16:33:58.279168027</dc:date>
    <meta:editing-duration>PT59M1S</meta:editing-duration>
    <meta:editing-cycles>4</meta:editing-cycles>
    <meta:generator>LibreOffice/7.4.7.2$Linux_X86_64 LibreOffice_project/40$Build-2</meta:generator>
    <meta:document-statistic meta:object-count="13"/>
  </office:meta>
</office:document-meta>
</file>